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officeooo:rsid="001dca48" officeooo:paragraph-rsid="001dca48"/>
    </style:style>
    <style:style style:name="P2" style:family="paragraph" style:parent-style-name="Standard">
      <style:text-properties style:text-underline-style="none" fo:font-weight="bold" officeooo:rsid="001dca48" officeooo:paragraph-rsid="001dca48" style:font-weight-asian="bold" style:font-weight-complex="bold"/>
    </style:style>
    <style:style style:name="P3" style:family="paragraph" style:parent-style-name="Standard">
      <style:text-properties style:text-underline-style="none" fo:font-weight="bold" officeooo:rsid="001def68" officeooo:paragraph-rsid="001def68" style:font-weight-asian="bold" style:font-weight-complex="bold"/>
    </style:style>
    <style:style style:name="P4" style:family="paragraph" style:parent-style-name="Standard">
      <style:text-properties style:text-underline-style="none" fo:font-weight="bold" officeooo:rsid="0020c57b" officeooo:paragraph-rsid="0020c57b" style:font-weight-asian="bold" style:font-weight-complex="bold"/>
    </style:style>
    <style:style style:name="P5" style:family="paragraph" style:parent-style-name="Standard">
      <style:text-properties style:text-underline-style="none" fo:font-weight="bold" officeooo:rsid="0021779d" officeooo:paragraph-rsid="0021779d" style:font-weight-asian="bold" style:font-weight-complex="bold"/>
    </style:style>
    <style:style style:name="P6" style:family="paragraph" style:parent-style-name="Standard">
      <style:text-properties style:text-underline-style="none" fo:font-weight="bold" officeooo:rsid="0025449c" officeooo:paragraph-rsid="0025449c" style:font-weight-asian="bold" style:font-weight-complex="bold"/>
    </style:style>
    <style:style style:name="P7" style:family="paragraph" style:parent-style-name="Standard">
      <style:text-properties style:text-underline-style="none" fo:font-weight="bold" officeooo:rsid="0026896d" officeooo:paragraph-rsid="0026896d" style:font-weight-asian="bold" style:font-weight-complex="bold"/>
    </style:style>
    <style:style style:name="P8" style:family="paragraph" style:parent-style-name="Standard">
      <style:text-properties style:text-underline-style="none" officeooo:rsid="001def68" officeooo:paragraph-rsid="001def68"/>
    </style:style>
    <style:style style:name="P9" style:family="paragraph" style:parent-style-name="Standard">
      <style:text-properties style:text-underline-style="none" fo:font-weight="normal" officeooo:rsid="001dca48" officeooo:paragraph-rsid="001dca48" style:font-weight-asian="normal" style:font-weight-complex="normal"/>
    </style:style>
    <style:style style:name="T1" style:family="text">
      <style:text-properties officeooo:rsid="001def68"/>
    </style:style>
    <style:style style:name="T2" style:family="text">
      <style:text-properties officeooo:rsid="001edb02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234fdc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Creando</text:span> el entrono virtual <text:span text:style-name="T1">en Python 3.7</text:span></text:p>
      <text:p text:style-name="P2">python3.7 -m venv .env</text:p>
      <text:p text:style-name="P1"/>
      <text:p text:style-name="P8">Activando el entorno virtual <text:span text:style-name="T2">dentro de la carpeta Platzigram</text:span></text:p>
      <text:p text:style-name="P3">source ../.env/bin/activate</text:p>
      <text:p text:style-name="P1"/>
      <text:p text:style-name="P1">Instalando Django</text:p>
      <text:p text:style-name="P2">pip install django -U</text:p>
      <text:p text:style-name="P2"/>
      <text:p text:style-name="P9">Saber dependencias instaladas</text:p>
      <text:p text:style-name="P2">pip3 freeze</text:p>
      <text:p text:style-name="P2"><text:span text:style-name="T3"/></text:p>
      <text:p text:style-name="P4"><text:span text:style-name="T3">Creamos un proyecto en Django dentro de la carpeta Platzigram</text:span></text:p>
      <text:p text:style-name="P4">django-admin startproject platzigram .</text:p>
      <text:p text:style-name="P4"><text:span text:style-name="T3"/></text:p>
      <text:p text:style-name="P5"><text:span text:style-name="T3">Archivo __init__.py</text:span></text:p>
      <text:p text:style-name="P5"><text:span text:style-name="T3">Este archivo permite declarar a platzigram como un modulo de Pytthon</text:span></text:p>
      <text:p text:style-name="P5"><text:span text:style-name="T3"/></text:p>
      <text:p text:style-name="P5"><text:span text:style-name="T3">Archivo settings.py</text:span></text:p>
      <text:p text:style-name="P5"><text:span text:style-name="T3">Es el mas importante de django y define todas las configuraciones de Django.</text:span></text:p>
      <text:p text:style-name="P5"><text:span text:style-name="T3"/></text:p>
      <text:p text:style-name="P5"><text:span text:style-name="T3">Archivo urls.py</text:span></text:p>
      <text:p text:style-name="P5"><text:span text:style-name="T3">Es nuestro archivo principal de punto de entrada para todas peticiones que lleguen a nuestro proyecto de django. Este archivo tratara de buscar la URL requerida y enlasarla con su vista correspondiente.</text:span></text:p>
      <text:p text:style-name="P5"><text:span text:style-name="T3"/></text:p>
      <text:p text:style-name="P5"><text:span text:style-name="T3">Archivo wsgi.py</text:span></text:p>
      <text:p text:style-name="P5"><text:span text:style-name="T3">Es el archvio usado </text:span><text:span text:style-name="T4">durante el</text:span><text:span text:style-name="T3"> deployment </text:span><text:span text:style-name="T4">para </text:span><text:span text:style-name="T3">produccion </text:span><text:span text:style-name="T4">y es la interfaz WSGI con nuestroi proyecto django cuando el servidor esta corriendo en produccion.</text:span></text:p>
      <text:p text:style-name="P5"><text:span text:style-name="T4"/></text:p>
      <text:p text:style-name="P6"><text:span text:style-name="T4">A</text:span><text:span text:style-name="T3">rchivo manage.py</text:span></text:p>
      <text:p text:style-name="P6"><text:span text:style-name="T3">Este archivo nunca lo tocaremos pero se convierte en el archivo con el cual interactuaremos durante todo el desarrollo. Este archivo lo unico que hace es una interfaz sobre django-admin.</text:span></text:p>
      <text:p text:style-name="P6"><text:span text:style-name="T3"/></text:p>
      <text:p text:style-name="P7"><text:span text:style-name="T3">Con este comando levantamos nuestro servidor de Django y que podemos consultar en 127.0.0.1:8000</text:span></text:p>
      <text:p text:style-name="P7">python3.7 manage.py runserver</text:p>
      <text:p text:style-name="P7"><text:span text:style-name="T3"/></text:p>
      <text:p text:style-name="P7"><text:span text:style-name="T3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21T21:25:18.133000000</meta:creation-date>
    <dc:date>2020-12-22T10:49:20.327000000</dc:date>
    <meta:editing-duration>PT26M43S</meta:editing-duration>
    <meta:editing-cycles>8</meta:editing-cycles>
    <meta:generator>LibreOffice/7.0.4.2$Windows_X86_64 LibreOffice_project/dcf040e67528d9187c66b2379df5ea4407429775</meta:generator>
    <meta:document-statistic meta:table-count="0" meta:image-count="0" meta:object-count="0" meta:page-count="1" meta:paragraph-count="22" meta:word-count="185" meta:character-count="1225" meta:non-whitespace-character-count="1062"/>
  </office:meta>
</office:document-meta>
</file>